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Microsoft YaHei UI" svg:font-family="'Microsoft YaHei UI'" style:font-family-generic="swiss" style:font-pitch="variable"/>
    <style:font-face style:name="Microsoft YaHei UI Light" svg:font-family="'Microsoft YaHei UI Light'" style:font-adornments="Regular" style:font-family-generic="swiss"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style:font-name="Microsoft YaHei UI Light" officeooo:rsid="0014d266" officeooo:paragraph-rsid="0014d266"/>
    </style:style>
    <style:style style:name="P2" style:family="paragraph" style:parent-style-name="Standard">
      <style:text-properties style:font-name="Microsoft YaHei UI Light" officeooo:rsid="0014d266" officeooo:paragraph-rsid="0014d266"/>
    </style:style>
    <style:style style:name="P3" style:family="paragraph" style:parent-style-name="Standard">
      <style:text-properties style:font-name="Microsoft YaHei UI Light" officeooo:rsid="0015ce26" officeooo:paragraph-rsid="0015ce26"/>
    </style:style>
    <style:style style:name="P4" style:family="paragraph" style:parent-style-name="Standard">
      <style:text-properties style:font-name="Microsoft YaHei UI Light" officeooo:rsid="0015ce26" officeooo:paragraph-rsid="00161f1e"/>
    </style:style>
    <style:style style:name="P5" style:family="paragraph" style:parent-style-name="Standard">
      <style:text-properties style:font-name="Microsoft YaHei UI Light" officeooo:rsid="0015ce26" officeooo:paragraph-rsid="001ab8ff"/>
    </style:style>
    <style:style style:name="P6" style:family="paragraph" style:parent-style-name="Standard">
      <style:text-properties style:font-name="Microsoft YaHei UI Light" officeooo:rsid="00161f1e" officeooo:paragraph-rsid="00161f1e"/>
    </style:style>
    <style:style style:name="P7" style:family="paragraph" style:parent-style-name="Standard">
      <style:text-properties style:font-name="Microsoft YaHei UI Light" officeooo:rsid="00164bc7" officeooo:paragraph-rsid="00164bc7"/>
    </style:style>
    <style:style style:name="P8" style:family="paragraph" style:parent-style-name="Standard">
      <style:text-properties style:font-name="Microsoft YaHei UI Light" officeooo:rsid="00167ce9" officeooo:paragraph-rsid="00167ce9"/>
    </style:style>
    <style:style style:name="P9" style:family="paragraph" style:parent-style-name="Standard">
      <style:text-properties style:font-name="Microsoft YaHei UI Light" officeooo:rsid="00182b11" officeooo:paragraph-rsid="00182b11"/>
    </style:style>
    <style:style style:name="P10" style:family="paragraph" style:parent-style-name="Standard">
      <style:text-properties style:font-name="Microsoft YaHei UI Light" officeooo:rsid="0018e8cd" officeooo:paragraph-rsid="0018e8cd"/>
    </style:style>
    <style:style style:name="P11" style:family="paragraph" style:parent-style-name="Standard">
      <style:text-properties style:font-name="Microsoft YaHei UI Light" fo:language="de" fo:country="DE" officeooo:rsid="0018e8cd" officeooo:paragraph-rsid="0018e8cd"/>
    </style:style>
    <style:style style:name="P12" style:family="paragraph" style:parent-style-name="Standard">
      <style:text-properties style:font-name="Microsoft YaHei UI Light" fo:language="de" fo:country="DE" officeooo:rsid="001c242f" officeooo:paragraph-rsid="001ed849"/>
    </style:style>
    <style:style style:name="P13" style:family="paragraph" style:parent-style-name="Standard">
      <style:text-properties style:font-name="Microsoft YaHei UI Light" fo:language="de" fo:country="DE" officeooo:rsid="001c6d56" officeooo:paragraph-rsid="001e5699"/>
    </style:style>
    <style:style style:name="P14" style:family="paragraph" style:parent-style-name="Standard">
      <style:text-properties style:font-name="Microsoft YaHei UI Light" fo:language="de" fo:country="DE" officeooo:rsid="001ed849" officeooo:paragraph-rsid="001ed849"/>
    </style:style>
    <style:style style:name="P15" style:family="paragraph" style:parent-style-name="Standard">
      <style:text-properties style:font-name="Microsoft YaHei UI Light" fo:language="de" fo:country="DE" officeooo:rsid="00208285" officeooo:paragraph-rsid="00208285"/>
    </style:style>
    <style:style style:name="T1" style:family="text">
      <style:text-properties officeooo:rsid="00161f1e"/>
    </style:style>
    <style:style style:name="T2" style:family="text">
      <style:text-properties officeooo:rsid="00164bc7"/>
    </style:style>
    <style:style style:name="T3" style:family="text">
      <style:text-properties officeooo:rsid="00167ce9"/>
    </style:style>
    <style:style style:name="T4" style:family="text">
      <style:text-properties officeooo:rsid="00182b11"/>
    </style:style>
    <style:style style:name="T5" style:family="text">
      <style:text-properties officeooo:rsid="0018e8cd"/>
    </style:style>
    <style:style style:name="T6" style:family="text">
      <style:text-properties style:language-asian="ja" style:country-asian="JP"/>
    </style:style>
    <style:style style:name="T7" style:family="text">
      <style:text-properties fo:language="de" fo:country="DE"/>
    </style:style>
    <style:style style:name="T8" style:family="text">
      <style:text-properties fo:language="de" fo:country="DE" style:language-asian="ja" style:country-asian="JP"/>
    </style:style>
    <style:style style:name="T9" style:family="text">
      <style:text-properties fo:language="de" fo:country="DE" officeooo:rsid="001ab8ff"/>
    </style:style>
    <style:style style:name="T10" style:family="text">
      <style:text-properties officeooo:rsid="00192b22"/>
    </style:style>
    <style:style style:name="T11" style:family="text">
      <style:text-properties fo:color="#000000" loext:opacity="100%" fo:language="de" fo:country="DE" officeooo:rsid="001ab8ff" fo:background-color="#ffaa95" loext:char-shading-value="0"/>
    </style:style>
    <style:style style:name="T12" style:family="text">
      <style:text-properties officeooo:rsid="001c242f"/>
    </style:style>
    <style:style style:name="T13" style:family="text">
      <style:text-properties officeooo:rsid="001c6d56"/>
    </style:style>
    <style:style style:name="T14" style:family="text">
      <style:text-properties officeooo:rsid="001e5699"/>
    </style:style>
    <style:style style:name="T15" style:family="text">
      <style:text-properties officeooo:rsid="001ed849"/>
    </style:style>
    <style:style style:name="T16" style:family="text">
      <style:text-properties officeooo:rsid="0020610a"/>
    </style:style>
    <style:style style:name="T17" style:family="text">
      <style:text-properties officeooo:rsid="0020828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hD Presentation Text</text:p>
      <text:p text:style-name="P2"/>
      <text:p text:style-name="P2">...</text:p>
      <text:p text:style-name="P3">Slide 1 (Titlepage)</text:p>
      <text:p text:style-name="P3">Welcome everyone, today I am going to present my PhD work titled "Optical Studies of Topological Semimetals in Magnetic Fields".</text:p>
      <text:p text:style-name="P3"/>
      <text:p text:style-name="P3">Slide 2 (List of Contents)</text:p>
      <text:p text:style-name="P3">My presentation will be structured as follows. First, I am going to tell you a little something about the topic of topology and how it relates to the physics of condensed matter systems.</text:p>
      <text:p text:style-name="P3">After that I am going to introduce you to the experimental setup I used to obtain the magneto-optical spectra.</text:p>
      <text:p text:style-name="P3">Then we move on to the experiments, where each of the sections covers a topological semimetal. We start with TaP and NbAs, which are materials very similar to TaAs, the first confirmed Weyl semimetal. After that we move on to GdPtBi, which is a triple-point semimetal which is considered a magnetically tunable Weyl semimetal.</text:p>
      <text:p text:style-name="P3"/>
      <text:p text:style-name="P5">Slide 3 (Topology 1<text:span text:style-name="T5"> - Gauss</text:span>)<text:span text:style-name="T9"> </text:span></text:p>
      <text:p text:style-name="P5"><text:span text:style-name="T9">(</text:span><text:span text:style-name="T11">too long, just show Gaussian curvature, with the pringles shape, and directly go to Gauss-Bonnet</text:span><text:span text:style-name="T9">)</text:span></text:p>
      <text:p text:style-name="P6">(The modern definition of topology is too formal and unintuitive)</text:p>
      <text:p text:style-name="P4"><text:span text:style-name="T1">An example for topological studies in mathematics is the study of surfaces. One of the major milestones in topology has been (achieved) by Carl Friedrich Gauss. Consider </text:span><text:span text:style-name="T2">some sort of flat plane. On it, we can define a quantity called the Gaussian curvature at any point on the plane. The Gaussian curvature is the product of the two principle curvatures, meaning the minum and maximum curvature.</text:span></text:p>
      <text:p text:style-name="P7">Gauss had proven in (year), that under transformations that preserve lengths, this curvature does not change at any point.</text:p>
      <text:p text:style-name="P7">(Slide in <text:span text:style-name="T3">flat plane and half sphere</text:span>)</text:p>
      <text:p text:style-name="P7"><text:span text:style-name="T3">A flat plane for example has a curvature of 0 everywhere, whereas a half sphere has a the same positive curvature at any point.</text:span></text:p>
      <text:p text:style-name="P9">(Do not show slide, but maybe prepare an after-slide?: No matter what shape your flat topology comes in, eg these cuts to make spheres out of paper, these will never be able to accurately represent a sphere.)</text:p>
      <text:p text:style-name="P8">(Show <text:span text:style-name="T4">plane and cylinder/tube</text:span>)</text:p>
      <text:p text:style-name="P9">However, since both a plane and a cylinder have a Gaussian curvature of 0, it is possible to bend a sheet of paper into a tube.</text:p>
      <text:p text:style-name="P9"/>
      <text:p text:style-name="P9">Slide 4 (Topology 2<text:span text:style-name="T5"> - Gauss Bonnet</text:span>)</text:p>
      <text:p text:style-name="P13">(maybe show a sphere with arrows representing the curvatures to make the analogy later..."we can express curvatures using vectors...<text:span text:style-name="T14">integrating over the curvature is equivalent to </text:span>adding up<text:span text:style-name="T14"> the length of these vectors</text:span>"<text:span text:style-name="T14"> ... where the sign is depending on the direction of the arrow relative to the surface, only show sphere, because donut has weird vectors, pointing inside of the donut for the negatively curved surface</text:span>)</text:p>
      <text:p text:style-name="P11"><text:soft-page-break/>(show equation and below a picture: sphere, donut, double donut)</text:p>
      <text:p text:style-name="P10">Bonnet extended the findings of Gauss for closed surfaces. The Gauss-Bonnet theorem states that for closed surfaces, the integreted Gaussian curvature results in a quantized value, called the Euler characteristic <text:span text:style-name="T6">X</text:span><text:span text:style-name="T8">, which is related to the number of holes, quantified by the genus g</text:span>.</text:p>
      <text:p text:style-name="P10"><text:span text:style-name="T7">This statement is true even for deformations of the surface, as long as the transformations are continuous, not allowing ripping or overlapping surfaces. Thus, we can now define topologically distinct surfaces, with the topological invariant given by the Euler characteristic. </text:span></text:p>
      <text:p text:style-name="P8"/>
      <text:p text:style-name="P8"/>
      <text:p text:style-name="P11">Slide 4 (Topology 3 - Brlliouin zones)</text:p>
      <text:p text:style-name="P11">(Show a <text:span text:style-name="T10">line from -a/2 to a/2, where a is the size of the unit cell</text:span>)</text:p>
      <text:p text:style-name="P11">Since we can define topological invariants for closed surfaces, we can exploit this mathematical framework in condensed matter physics.</text:p>
      <text:p text:style-name="P11">Here we deal with electrons in Brillouin zones with periodic boundar<text:span text:style-name="T12">ies</text:span>.<text:span text:style-name="T12"> Meaning, if we go past this point (k=pi), this is equivalent as coming out the other end (k=-pi). Thus, this is equivalent to a circle. Or, in two dimensions to a donut.</text:span></text:p>
      <text:p text:style-name="P12">Now this is obviously always the same for any<text:span text:style-name="T13"> Brillouin zone. However, we can map other quantities in these zones.</text:span><text:span text:style-name="T14"> One of them is the Berry phase, </text:span><text:span text:style-name="T15">a geometric phase an electronic function can pick up as it is evolved through k-space (simply overlook the Bloch part, we do not look at the Bloch function portion). </text:span></text:p>
      <text:p text:style-name="P14"><text:span text:style-name="T16">We can also define a Berry curvature, which </text:span><text:span text:style-name="T17">quantifies</text:span> <text:span text:style-name="T17">the rate of change for the Berry phase as we move throughout the Brillouin zone, and we find that for the Berry curvature a very similar relation holds as for the Gaussian curvature earlier.</text:span></text:p>
      <text:p text:style-name="P15">(Show a formula with invariant X for Gaussian and a formula with invariant C, Chern number, for Berry)</text:p>
      <text:p text:style-name="P15"/>
      <text:p text:style-name="P15"/>
      <text:p text:style-name="P15">Slide 5 (Topology 4 - Surface States)</text:p>
      <text:p text:style-name="P15">Now, some materials have a so-called trivial topology, which we represent here by a donut</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Microsoft YaHei UI" svg:font-family="'Microsoft YaHei UI'" style:font-family-generic="swiss" style:font-pitch="variable"/>
    <style:font-face style:name="Microsoft YaHei UI Light" svg:font-family="'Microsoft YaHei UI Light'" style:font-adornments="Regular" style:font-family-generic="swiss"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4-02-04T16:44:52.780000000</meta:creation-date>
    <dc:date>2024-02-04T20:09:42.724000000</dc:date>
    <meta:editing-duration>PT19M11S</meta:editing-duration>
    <meta:editing-cycles>4</meta:editing-cycles>
    <meta:generator>LibreOffice/7.2.5.2$Windows_X86_64 LibreOffice_project/499f9727c189e6ef3471021d6132d4c694f357e5</meta:generator>
    <meta:document-statistic meta:table-count="0" meta:image-count="0" meta:object-count="0" meta:page-count="2" meta:paragraph-count="32" meta:word-count="743" meta:character-count="4405" meta:non-whitespace-character-count="3691"/>
  </office:meta>
</office:document-meta>
</file>